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Knife_Edge_Position_thou</text:p>
          </table:table-cell>
          <table:table-cell table:style-name="ce1" office:value-type="string" calcext:value-type="string">
            <text:p>Power_Reading_mW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.28" calcext:value-type="float">
            <text:p>1.2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.785" calcext:value-type="float">
            <text:p>1.785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2.144" calcext:value-type="float">
            <text:p>2.144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.46" calcext:value-type="float">
            <text:p>2.46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.75" calcext:value-type="float">
            <text:p>2.75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.95" calcext:value-type="float">
            <text:p>2.95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3.02" calcext:value-type="float">
            <text:p>3.02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/>
          <table:table-cell table:style-name="Default"/>
        </table:table-row>
        <table:table-row table:style-name="ro2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1:56:16.457819070</meta:creation-date>
    <dc:date>2025-09-19T10:08:58.450681964</dc:date>
    <meta:editing-duration>PT19H1M30S</meta:editing-duration>
    <meta:editing-cycles>10</meta:editing-cycles>
    <meta:generator>LibreOffice/24.2.7.2$Linux_X86_64 LibreOffice_project/420$Build-2</meta:generator>
    <meta:document-statistic meta:table-count="1" meta:cell-count="30" meta:object-count="0"/>
  </office:meta>
</office:document-meta>
</file>